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7.491cm" fo:margin-left="0cm" table:align="left"/>
    </style:style>
    <style:style style:name="Table1.A" style:family="table-column">
      <style:table-column-properties style:column-width="2.004cm"/>
    </style:style>
    <style:style style:name="Table1.B" style:family="table-column">
      <style:table-column-properties style:column-width="4.288cm"/>
    </style:style>
    <style:style style:name="Table1.C" style:family="table-column">
      <style:table-column-properties style:column-width="2.506cm"/>
    </style:style>
    <style:style style:name="Table1.D" style:family="table-column">
      <style:table-column-properties style:column-width="4.099cm"/>
    </style:style>
    <style:style style:name="Table1.E" style:family="table-column">
      <style:table-column-properties style:column-width="4.59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D1" style:family="table-cell">
      <style:table-cell-properties fo:padding="0.097cm" fo:border="0.5pt solid #000000" style:writing-mode="page"/>
    </style:style>
    <style:style style:name="Table1.2" style:family="table-row">
      <style:table-row-properties style:min-row-height="0.871cm"/>
    </style:style>
    <style:style style:name="Table1.D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3" style:family="table-row">
      <style:table-row-properties style:min-row-height="1.699cm"/>
    </style:style>
    <style:style style:name="Table1.4" style:family="table-row">
      <style:table-row-properties style:min-row-height="3.314cm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28ca2e" officeooo:paragraph-rsid="0028e22a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officeooo:paragraph-rsid="003f564d" style:font-size-asian="14pt" style:font-size-complex="14pt"/>
    </style:style>
    <style:style style:name="P12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4" style:family="paragraph" style:parent-style-name="Standard">
      <style:text-properties fo:font-size="14pt" officeooo:paragraph-rsid="001e3ac3" style:font-size-asian="14pt" style:font-size-complex="14pt"/>
    </style:style>
    <style:style style:name="P15" style:family="paragraph" style:parent-style-name="Standard">
      <style:text-properties officeooo:paragraph-rsid="001e3ac3"/>
    </style:style>
    <style:style style:name="P16" style:family="paragraph" style:parent-style-name="Standard">
      <style:paragraph-properties fo:text-align="center" style:justify-single-word="false"/>
      <style:text-properties officeooo:paragraph-rsid="001e3ac3"/>
    </style:style>
    <style:style style:name="P17" style:family="paragraph" style:parent-style-name="Standard">
      <style:paragraph-properties fo:line-height="150%" fo:text-align="start" style:justify-single-word="false"/>
      <style:text-properties fo:font-size="15pt" fo:font-weight="normal" officeooo:rsid="00270faa" officeooo:paragraph-rsid="00270faa" style:font-size-asian="13.1000003814697pt" style:font-weight-asian="normal" style:font-size-complex="15pt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size="15pt" fo:font-weight="normal" officeooo:rsid="003fab06" officeooo:paragraph-rsid="003fab06" style:font-size-asian="13.1000003814697pt" style:font-weight-asian="normal" style:font-size-complex="15pt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0" style:family="paragraph" style:parent-style-name="Standard"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2" style:family="paragraph" style:parent-style-name="Standard">
      <style:paragraph-properties fo:break-before="page"/>
      <style:text-properties fo:font-size="20pt" fo:font-weight="bold" officeooo:rsid="00299ba9" officeooo:paragraph-rsid="00299ba9" style:font-size-asian="20pt" style:font-weight-asian="bold" style:font-size-complex="20pt" style:font-weight-complex="bold"/>
    </style:style>
    <style:style style:name="P23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8ca2e" style:font-size-asian="20pt" style:font-weight-asian="bold" style:font-size-complex="20pt" style:font-weight-complex="bold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299ba9" style:font-size-asian="20pt" style:font-weight-asian="bold" style:font-size-complex="20pt" style:font-weight-complex="bold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20pt" fo:font-weight="bold" officeooo:rsid="00270faa" officeooo:paragraph-rsid="0037b0b2" style:font-size-asian="20pt" style:font-weight-asian="bold" style:font-size-complex="20pt" style:font-weight-complex="bold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officeooo:paragraph-rsid="003fab06"/>
    </style:style>
    <style:style style:name="P27" style:family="paragraph" style:parent-style-name="Text_20_body">
      <style:paragraph-properties fo:text-align="end" style:justify-single-word="false"/>
      <style:text-properties fo:font-size="15pt" officeooo:rsid="001f8703" officeooo:paragraph-rsid="001f8703" style:font-size-asian="15pt" style:font-size-complex="15pt"/>
    </style:style>
    <style:style style:name="P28" style:family="paragraph" style:parent-style-name="Text_20_body">
      <style:paragraph-properties fo:text-align="start" style:justify-single-word="false"/>
      <style:text-properties fo:font-size="15pt" fo:font-weight="normal" officeooo:rsid="00209ccf" officeooo:paragraph-rsid="00209ccf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fo:line-height="150%" fo:text-align="end" style:justify-single-word="false"/>
      <style:text-properties officeooo:paragraph-rsid="00209ccf"/>
    </style:style>
    <style:style style:name="P30" style:family="paragraph" style:parent-style-name="Table_20_Contents">
      <style:paragraph-properties fo:text-align="center" style:justify-single-word="false"/>
      <style:text-properties fo:font-size="15pt" officeooo:rsid="001e4ee0" officeooo:paragraph-rsid="001e4ee0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fo:font-size="15pt" style:font-size-asian="13.1000003814697pt" style:font-size-complex="15pt"/>
    </style:style>
    <style:style style:name="P32" style:family="paragraph" style:parent-style-name="Table_20_Contents">
      <style:paragraph-properties fo:text-align="center" style:justify-single-word="false"/>
      <style:text-properties fo:font-size="15pt" officeooo:rsid="0037b0b2" officeooo:paragraph-rsid="0037b0b2" style:font-size-asian="13.1000003814697pt" style:font-size-complex="15pt"/>
    </style:style>
    <style:style style:name="P33" style:family="paragraph" style:parent-style-name="Table_20_Contents">
      <style:paragraph-properties fo:text-align="center" style:justify-single-word="false"/>
      <style:text-properties fo:font-size="15pt" officeooo:rsid="0037b0b2" officeooo:paragraph-rsid="00398cc9" style:font-size-asian="13.1000003814697pt" style:font-size-complex="15pt"/>
    </style:style>
    <style:style style:name="P34" style:family="paragraph" style:parent-style-name="Table_20_Contents">
      <style:paragraph-properties fo:text-align="center" style:justify-single-word="false"/>
      <style:text-properties fo:font-size="15pt" officeooo:rsid="00398cc9" officeooo:paragraph-rsid="00398cc9" style:font-size-asian="13.1000003814697pt" style:font-size-complex="15pt"/>
    </style:style>
    <style:style style:name="P35" style:family="paragraph" style:parent-style-name="Table_20_Contents">
      <style:paragraph-properties fo:text-align="center" style:justify-single-word="false"/>
      <style:text-properties fo:font-size="15pt" officeooo:rsid="0039c9e1" officeooo:paragraph-rsid="0039c9e1" style:font-size-asian="13.1000003814697pt" style:font-size-complex="15pt"/>
    </style:style>
    <style:style style:name="P36" style:family="paragraph" style:parent-style-name="Table_20_Contents">
      <style:paragraph-properties fo:text-align="center" style:justify-single-word="false"/>
      <style:text-properties fo:font-size="15pt" officeooo:rsid="003af2dc" officeooo:paragraph-rsid="003af2dc" style:font-size-asian="13.1000003814697pt" style:font-size-complex="15pt"/>
    </style:style>
    <style:style style:name="P37" style:family="paragraph" style:parent-style-name="Table_20_Contents">
      <style:paragraph-properties fo:text-align="center" style:justify-single-word="false"/>
      <style:text-properties fo:font-size="15pt" officeooo:rsid="003b6607" officeooo:paragraph-rsid="003b6607" style:font-size-asian="13.1000003814697pt" style:font-size-complex="15pt"/>
    </style:style>
    <style:style style:name="P38" style:family="paragraph" style:parent-style-name="Table_20_Contents">
      <style:paragraph-properties fo:text-align="center" style:justify-single-word="false"/>
      <style:text-properties fo:font-size="15pt" officeooo:rsid="003b6607" officeooo:paragraph-rsid="003daedf" style:font-size-asian="13.1000003814697pt" style:font-size-complex="15pt"/>
    </style:style>
    <style:style style:name="P39" style:family="paragraph" style:parent-style-name="Table_20_Contents">
      <style:paragraph-properties fo:text-align="center" style:justify-single-word="false"/>
      <style:text-properties fo:font-size="15pt" officeooo:rsid="003c0e46" officeooo:paragraph-rsid="003c0e46" style:font-size-asian="13.1000003814697pt" style:font-size-complex="15pt"/>
    </style:style>
    <style:style style:name="P40" style:family="paragraph" style:parent-style-name="Table_20_Contents">
      <style:paragraph-properties fo:text-align="center" style:justify-single-word="false"/>
      <style:text-properties fo:font-size="15pt" officeooo:rsid="003daedf" officeooo:paragraph-rsid="003daedf" style:font-size-asian="13.1000003814697pt" style:font-size-complex="15pt"/>
    </style:style>
    <style:style style:name="P41" style:family="paragraph" style:parent-style-name="Table_20_Contents">
      <style:paragraph-properties fo:text-align="center" style:justify-single-word="false"/>
      <style:text-properties fo:font-size="15pt" officeooo:rsid="003daedf" officeooo:paragraph-rsid="003f3d68" style:font-size-asian="13.1000003814697pt" style:font-size-complex="15pt"/>
    </style:style>
    <style:style style:name="P42" style:family="paragraph" style:parent-style-name="Table_20_Contents">
      <style:paragraph-properties fo:text-align="center" style:justify-single-word="false"/>
      <style:text-properties fo:font-size="15pt" officeooo:rsid="003f3d68" officeooo:paragraph-rsid="003f3d68" style:font-size-asian="13.1000003814697pt" style:font-size-complex="15pt"/>
    </style:style>
    <style:style style:name="P43" style:family="paragraph" style:parent-style-name="Table_20_Contents">
      <style:paragraph-properties fo:text-align="center" style:justify-single-word="false"/>
      <style:text-properties officeooo:rsid="0037b0b2" officeooo:paragraph-rsid="0037b0b2"/>
    </style:style>
    <style:style style:name="P4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3fab06" officeooo:paragraph-rsid="003fab06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40f68f" officeooo:paragraph-rsid="0040f68f" style:font-size-asian="12.25pt" style:font-weight-asian="normal" style:font-size-complex="14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officeooo:rsid="002a34d8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37b0b2" style:font-size-asian="12.25pt" style:font-weight-asian="normal" style:font-size-complex="14pt" style:font-weight-complex="normal"/>
    </style:style>
    <style:style style:name="T6" style:family="text">
      <style:text-properties fo:text-transform="uppercase" style:font-size-complex="14pt"/>
    </style:style>
    <style:style style:name="T7" style:family="text">
      <style:text-properties fo:color="#ff0000" fo:font-size="14pt" fo:font-weight="bold" style:font-size-asian="14pt" style:font-weight-asian="bold" style:font-size-complex="14pt"/>
    </style:style>
    <style:style style:name="T8" style:family="text">
      <style:text-properties fo:color="#000000"/>
    </style:style>
    <style:style style:name="T9" style:family="text">
      <style:text-properties fo:color="#000000" fo:font-size="14pt" fo:font-weight="bold" style:font-size-asian="14pt" style:font-weight-asian="bold" style:font-size-complex="14pt"/>
    </style:style>
    <style:style style:name="T10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11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12" style:family="text">
      <style:text-properties fo:color="#000000" fo:font-size="14pt" fo:font-weight="bold" officeooo:rsid="0037b0b2" style:font-size-asian="14pt" style:font-weight-asian="bold" style:font-size-complex="14pt"/>
    </style:style>
    <style:style style:name="T13" style:family="text">
      <style:text-properties fo:color="#000000" fo:font-size="14pt" officeooo:rsid="001cd06f" style:font-size-asian="14pt" style:font-size-complex="14pt"/>
    </style:style>
    <style:style style:name="T14" style:family="text">
      <style:text-properties fo:color="#000000" fo:font-size="14pt" officeooo:rsid="001e3ac3" style:font-size-asian="14pt" style:font-size-complex="14pt"/>
    </style:style>
    <style:style style:name="T15" style:family="text">
      <style:text-properties fo:color="#000000" fo:font-size="14pt" officeooo:rsid="0036152b" style:font-size-asian="14pt" style:font-size-complex="14pt"/>
    </style:style>
    <style:style style:name="T16" style:family="text">
      <style:text-properties fo:color="#000000" fo:font-weight="bold" officeooo:rsid="001e3ac3" style:font-weight-asian="bold" style:font-weight-complex="bold"/>
    </style:style>
    <style:style style:name="T17" style:family="text">
      <style:text-properties fo:color="#000000" fo:font-weight="bold" officeooo:rsid="00270faa" style:font-weight-asian="bold" style:font-weight-complex="bold"/>
    </style:style>
    <style:style style:name="T18" style:family="text">
      <style:text-properties fo:color="#000000" officeooo:rsid="001e3ac3"/>
    </style:style>
    <style:style style:name="T19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20" style:family="text">
      <style:text-properties fo:color="#000000" officeooo:rsid="0028ca2e"/>
    </style:style>
    <style:style style:name="T21" style:family="text">
      <style:text-properties fo:color="#000000" officeooo:rsid="0028e22a"/>
    </style:style>
    <style:style style:name="T22" style:family="text">
      <style:text-properties fo:color="#000000" officeooo:rsid="00299ba9"/>
    </style:style>
    <style:style style:name="T23" style:family="text">
      <style:text-properties fo:color="#000000" officeooo:rsid="0032ba0c"/>
    </style:style>
    <style:style style:name="T24" style:family="text">
      <style:text-properties fo:color="#000000" officeooo:rsid="003f564d"/>
    </style:style>
    <style:style style:name="T25" style:family="text">
      <style:text-properties fo:color="#000000" fo:font-size="20pt" fo:font-weight="bold" officeooo:rsid="003fab06" style:font-size-asian="20pt" style:font-weight-asian="bold" style:font-size-complex="20pt" style:font-weight-complex="bold"/>
    </style:style>
    <style:style style:name="T26" style:family="text">
      <style:text-properties fo:color="#000000" fo:font-size="20pt" fo:font-weight="bold" officeooo:rsid="00270faa" style:font-size-asian="20pt" style:font-weight-asian="bold" style:font-size-complex="20pt" style:font-weight-complex="bold"/>
    </style:style>
    <style:style style:name="T27" style:family="text">
      <style:text-properties fo:color="#000000" officeooo:rsid="0040f68f"/>
    </style:style>
    <style:style style:name="T28" style:family="text">
      <style:text-properties fo:font-variant="normal" fo:text-transform="none" fo:font-size="14pt" style:font-size-asian="14pt" style:font-size-complex="14pt"/>
    </style:style>
    <style:style style:name="T29" style:family="text">
      <style:text-properties fo:font-variant="normal" fo:text-transform="none" fo:font-size="14pt" fo:letter-spacing="0.009cm" fo:font-weight="bold" officeooo:rsid="0037b0b2" style:font-size-asian="14pt" style:font-weight-asian="bold" style:font-size-complex="14pt" style:font-weight-complex="bold"/>
    </style:style>
    <style:style style:name="T30" style:family="text">
      <style:text-properties fo:font-size="15pt" style:font-size-asian="13.1000003814697pt" style:font-size-complex="15pt"/>
    </style:style>
    <style:style style:name="T31" style:family="text">
      <style:text-properties fo:font-size="15pt" officeooo:rsid="001f8703" style:font-size-asian="13.1000003814697pt" style:font-size-complex="15pt"/>
    </style:style>
    <style:style style:name="T32" style:family="text">
      <style:text-properties officeooo:rsid="00209ccf"/>
    </style:style>
    <style:style style:name="T33" style:family="text">
      <style:text-properties officeooo:rsid="0037b0b2"/>
    </style:style>
    <style:style style:name="T34" style:family="text">
      <style:text-properties officeooo:rsid="00398cc9"/>
    </style:style>
    <style:style style:name="T35" style:family="text">
      <style:text-properties officeooo:rsid="003c0e46"/>
    </style:style>
    <style:style style:name="T36" style:family="text">
      <style:text-properties officeooo:rsid="003daedf"/>
    </style:style>
    <style:style style:name="T37" style:family="text">
      <style:text-properties officeooo:rsid="003fab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ОБРНАУКИ РОССИИ</text:p>
      <text:p text:style-name="P7">Санкт-Петербургский государственный электротехнический университет</text:p>
      <text:p text:style-name="P7">«ЛЭТИ» им. В.И. Ульянова (Ленина)</text:p>
      <text:p text:style-name="P8"><text:span text:style-name="T1">Кафедр</text:span><text:span text:style-name="T2">а математического обеспечения и применения ЭВМ</text:span><text:span text:style-name="T1"> </text:span></text:p>
      <text:p text:style-name="P7"/>
      <text:p text:style-name="P7"/>
      <text:p text:style-name="P10"/>
      <text:p text:style-name="P10"/>
      <text:p text:style-name="P10"/>
      <text:p text:style-name="P10"/>
      <text:p text:style-name="P21"><text:span text:style-name="Название_20_книги"><text:span text:style-name="T6">отчет</text:span></text:span></text:p>
      <text:p text:style-name="P8"><text:span text:style-name="T1">по лабораторной работе</text:span><text:span text:style-name="T7"> </text:span><text:span text:style-name="T10">№</text:span><text:span text:style-name="T12">2</text:span></text:p>
      <text:p text:style-name="P8"><text:span text:style-name="T1">по дисциплине </text:span><text:span text:style-name="T9">«</text:span><text:span text:style-name="T11">Организация ЭВМ и систем</text:span><text:span text:style-name="T9">»</text:span></text:p>
      <text:p text:style-name="P8"><text:span text:style-name="Название_20_книги"><text:span text:style-name="T28">Тема: </text:span></text:span><text:span text:style-name="Название_20_книги"><text:span text:style-name="T29">Изучение режимов адресации и формирования исполнительного адреса</text:span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<text:span text:style-name="T3">Студент гр. </text:span><text:span text:style-name="T13">9383</text:span></text:p>
          </table:table-cell>
          <table:table-cell table:style-name="Таблица1.B1" office:value-type="string">
            <text:p text:style-name="P12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12"/>
          </table:table-cell>
          <table:table-cell table:style-name="Таблица1.A1" office:value-type="string">
            <text:p text:style-name="P16"><text:span text:style-name="T14">Ефремов</text:span><text:span text:style-name="T15"> </text:span><text:span text:style-name="T14">М</text:span><text:span text:style-name="T15">.</text:span><text:span text:style-name="T14">А</text:span><text:span text:style-name="T15">.</text:span></text:p>
          </table:table-cell>
        </table:table-row>
      </table:table>
      <text:p text:style-name="P13"/>
      <text:p text:style-name="P13">Санкт-Петербург</text:p>
      <text:p text:style-name="P3">2020</text:p>
      <text:p text:style-name="P4"><text:soft-page-break/></text:p>
      <text:p text:style-name="P19"><text:span text:style-name="T16">С</text:span><text:span text:style-name="T17">одержание</text:span></text:p>
      <text:p text:style-name="P17"><text:span text:style-name="T18">1. </text:span><text:span text:style-name="T8">Цель работы…………………………………………………………………</text:span><text:span text:style-name="T20">3</text:span></text:p>
      <text:p text:style-name="P17"><text:span text:style-name="T8">2. Текст программ</text:span><text:span text:style-name="T24">ы</text:span><text:span text:style-name="T8"> </text:span><text:span text:style-name="T24">lab2.asm………………</text:span><text:span text:style-name="T8">.…………………………………</text:span><text:span text:style-name="T21">5</text:span></text:p>
      <text:p text:style-name="P18"><text:span text:style-name="T21">3. </text:span><text:span text:style-name="T8">Обнаруженные ошибки……………………………………………………..</text:span><text:span text:style-name="T27">9</text:span></text:p>
      <text:p text:style-name="P17"><text:span text:style-name="T24">3</text:span><text:span text:style-name="T8">. Протокол выполнения программ</text:span><text:span text:style-name="T24">ы</text:span><text:span text:style-name="T8">……………………………</text:span><text:span text:style-name="T24">..</text:span><text:span text:style-name="T8">…………</text:span><text:span text:style-name="T27">10</text:span></text:p>
      <text:p text:style-name="P17"><text:span text:style-name="T24">4</text:span><text:span text:style-name="T8">. Выводы……………………………………………………………………</text:span><text:span text:style-name="T22">..</text:span><text:span text:style-name="T23">1</text:span><text:span text:style-name="T27">5</text:span></text:p>
      <text:p text:style-name="P6"/>
      <text:p text:style-name="P25"><text:span text:style-name="T33">1</text:span>. <text:span text:style-name="T33">Цель работы</text:span></text:p>
      <text:p text:style-name="P9"><text:span text:style-name="T19"><text:tab/></text:span><text:span text:style-name="T3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span></text:p>
      <text:p text:style-name="P11"><text:tab/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 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 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 </text:p>
      <text:p text:style-name="P11"><text:tab/><text:tab/><text:tab/><text:tab/>Порядок выполнения работы. </text:p>
      <text:p text:style-name="P11">1. Получить у преподавателя вариант набора значений исходных данных (массивов) vec1, vec2 и matr из файла lr2.dat, приведенного в каталоге Задания и занести свои данные вместо значений, указанных в приведенной ниже программе.</text:p>
      <text:p text:style-name="P11">2. Протранслировать программу с созданием файла диагностических сообщений; объяснить обнаруженные ошибки и закомментировать соответствующие операторы в тексте программы.</text:p>
      <text:p text:style-name="P11">3. Снова протранслировать программу и скомпоновать загрузочный модуль.</text:p>
      <text:p text:style-name="P11">4. Выполнить программу в пошаговом режиме под управлением отладчика с фиксацией содержимого используемых регистров и ячеек памяти до и после выполнения команды.</text:p>
      <text:p text:style-name="P11"><text:soft-page-break/>5. Результаты прогона программы под управлением отладчика должны быть подписаны преподавателем и представлены в отчете.</text:p>
      <text:p text:style-name="P23">2. Текст программ<text:span text:style-name="T33">ы</text:span> <text:span text:style-name="T33">lab2</text:span>.asm</text:p>
      <text:p text:style-name="P5">; Программа изучения режимов адресации процессора IntelX86</text:p>
      <text:p text:style-name="P5"/>
      <text:p text:style-name="P5">EOL EQU '$'</text:p>
      <text:p text:style-name="P5">ind EQU 2</text:p>
      <text:p text:style-name="P5">n1 EQU 500</text:p>
      <text:p text:style-name="P5">n2 EQU -50</text:p>
      <text:p text:style-name="P5">; Стек программы</text:p>
      <text:p text:style-name="P5">AStack SEGMENT STACK</text:p>
      <text:p text:style-name="P5"><text:s/>DW 12 DUP(?)</text:p>
      <text:p text:style-name="P5">AStack ENDS</text:p>
      <text:p text:style-name="P5">; Данные программы</text:p>
      <text:p text:style-name="P5">DATA SEGMENT</text:p>
      <text:p text:style-name="P5"/>
      <text:p text:style-name="P5">; Директивы описания данных</text:p>
      <text:p text:style-name="P5">mem1 DW 0</text:p>
      <text:p text:style-name="P5">mem2 DW 0</text:p>
      <text:p text:style-name="P5">mem3 DW 0</text:p>
      <text:p text:style-name="P5">vec1 DB 1,2,3,4,8,7,6,5</text:p>
      <text:p text:style-name="P5">vec2 DB -10,-20,10,20,-30,-40,30,40</text:p>
      <text:p text:style-name="P5">matr DB 1,2,3,4,-4,-3,-2,-1,5,6,7,8,-8,-7,-6,-5</text:p>
      <text:p text:style-name="P5">DATA ENDS</text:p>
      <text:p text:style-name="P5"/>
      <text:p text:style-name="P5"/>
      <text:p text:style-name="P5">; Код программы</text:p>
      <text:p text:style-name="P5">CODE SEGMENT</text:p>
      <text:p text:style-name="P5"><text:s text:c="4"/>ASSUME CS:CODE, DS:DATA, SS:AStack</text:p>
      <text:p text:style-name="P5"/>
      <text:p text:style-name="P5"><text:soft-page-break/>; Головная процедура</text:p>
      <text:p text:style-name="P5">Main PROC FAR</text:p>
      <text:p text:style-name="P5"><text:s text:c="4"/>push DS</text:p>
      <text:p text:style-name="P5"><text:s text:c="4"/>sub AX, AX</text:p>
      <text:p text:style-name="P5"><text:s text:c="4"/>push AX</text:p>
      <text:p text:style-name="P5"><text:s text:c="4"/>mov AX, DATA</text:p>
      <text:p text:style-name="P5"><text:s text:c="4"/>mov DS, AX</text:p>
      <text:p text:style-name="P5"/>
      <text:p text:style-name="P5"><text:s text:c="4"/>; ПРОВЕРКА РЕЖИМОВ АДРЕСАЦИИ НА УРОВНЕ СМЕЩЕНИЙ</text:p>
      <text:p text:style-name="P5"><text:s text:c="4"/>; Регистровая адресация</text:p>
      <text:p text:style-name="P5"><text:s text:c="4"/>mov ax, n1</text:p>
      <text:p text:style-name="P5"><text:s text:c="4"/>mov cx, ax</text:p>
      <text:p text:style-name="P5"><text:s text:c="4"/>mov bl, EOL</text:p>
      <text:p text:style-name="P5"><text:s text:c="4"/>mov bh, n2</text:p>
      <text:p text:style-name="P5"/>
      <text:p text:style-name="P5"><text:s text:c="4"/>; Прямая адресация</text:p>
      <text:p text:style-name="P5"><text:s text:c="4"/>mov mem2, n2</text:p>
      <text:p text:style-name="P5"><text:s text:c="4"/>mov bx, OFFSET vec1</text:p>
      <text:p text:style-name="P5"><text:s text:c="4"/>mov mem1, ax</text:p>
      <text:p text:style-name="P5"/>
      <text:p text:style-name="P5"><text:s text:c="4"/>; Косвенная адресация (ds - смещение по умолчанию или ss если регистры esp ebp bp)</text:p>
      <text:p text:style-name="P5"><text:s text:c="4"/>mov al, [bx]</text:p>
      <text:p text:style-name="P5"><text:s text:c="4"/>; mov mem3, [bx] ошибка! в x86 нельзя напрямую переносить данные из памяти в память</text:p>
      <text:p text:style-name="P5"/>
      <text:p text:style-name="P5"><text:s text:c="4"/>; Базированная адресация</text:p>
      <text:p text:style-name="P5"><text:s text:c="4"/>mov al, [bx] + 3</text:p>
      <text:p text:style-name="P5"><text:s text:c="4"/>mov cx, 3[bx]</text:p>
      <text:p text:style-name="P5"><text:soft-page-break/></text:p>
      <text:p text:style-name="P5"><text:s text:c="4"/>; Индексная адресация (допускается использование только si и di в кач-ве индексов)</text:p>
      <text:p text:style-name="P5"><text:s text:c="4"/>mov di, ind</text:p>
      <text:p text:style-name="P5"><text:s text:c="4"/>mov al, vec2[di]</text:p>
      <text:p text:style-name="P5"><text:s text:c="4"/>mov cx, vec2[di] ; WARNING: OPERAND TYPES MUST MATCH</text:p>
      <text:p text:style-name="P5"/>
      <text:p text:style-name="P5"><text:s text:c="4"/>; Адресация с базированием и индексированием</text:p>
      <text:p text:style-name="P5"><text:s text:c="4"/>mov bx, 3</text:p>
      <text:p text:style-name="P5"><text:s text:c="4"/>mov al, matr[bx][di]</text:p>
      <text:p text:style-name="P5"><text:s text:c="4"/>mov cx, matr[bx][di] ; WARNING: OPERAND TYPES MUST MATCH</text:p>
      <text:p text:style-name="P5"><text:s text:c="4"/>; mov ax, matr[bx*4][di] <text:s/>; ошибка! адресация только в правой паре кв. скобок</text:p>
      <text:p text:style-name="P5"/>
      <text:p text:style-name="P5"><text:s text:c="4"/>; ПРОВЕРКА РЕЖИМОВ АДРЕСАЦИИ С УЧЕТОМ СЕГМЕНТОВ</text:p>
      <text:p text:style-name="P5"><text:s text:c="4"/>; Переопределение сегмента</text:p>
      <text:p text:style-name="P5"><text:s text:c="4"/>; ------ вариант 1</text:p>
      <text:p text:style-name="P5"><text:s text:c="4"/>mov ax, SEG vec2</text:p>
      <text:p text:style-name="P5"><text:s text:c="4"/>mov es, ax</text:p>
      <text:p text:style-name="P5"><text:s text:c="4"/>mov ax, es:[bx]</text:p>
      <text:p text:style-name="P5"><text:s text:c="4"/>mov ax, 0</text:p>
      <text:p text:style-name="P5"/>
      <text:p text:style-name="P5"><text:s text:c="4"/>; ------ вариант 2</text:p>
      <text:p text:style-name="P5"><text:s text:c="4"/>mov es, ax</text:p>
      <text:p text:style-name="P5"><text:s text:c="4"/>push ds</text:p>
      <text:p text:style-name="P5"><text:s text:c="4"/>pop es</text:p>
      <text:p text:style-name="P5"><text:s text:c="4"/>mov cx, es:[bx-1]</text:p>
      <text:p text:style-name="P5"><text:s text:c="4"/>xchg cx,ax</text:p>
      <text:p text:style-name="P5"/>
      <text:p text:style-name="P5"><text:s text:c="4"/>; ------ вариант 3</text:p>
      <text:p text:style-name="P5"><text:soft-page-break/><text:s text:c="4"/>mov di,ind</text:p>
      <text:p text:style-name="P5"><text:s text:c="4"/>mov es:[bx+di],ax</text:p>
      <text:p text:style-name="P5"/>
      <text:p text:style-name="P5"><text:s text:c="4"/>; ------ вариант 4</text:p>
      <text:p text:style-name="P5"><text:s text:c="4"/>mov bp, sp</text:p>
      <text:p text:style-name="P5"><text:s text:c="4"/>; mov ax, matr[bp+bx]</text:p>
      <text:p text:style-name="P5"><text:s text:c="4"/>; mov ax, matr[bp+di+si]</text:p>
      <text:p text:style-name="P5"/>
      <text:p text:style-name="P5"><text:s text:c="4"/>; Использование сегмента стека</text:p>
      <text:p text:style-name="P5"><text:s text:c="4"/>push mem1</text:p>
      <text:p text:style-name="P5"><text:s text:c="4"/>push mem2</text:p>
      <text:p text:style-name="P5"><text:s text:c="4"/>mov bp,sp</text:p>
      <text:p text:style-name="P5"><text:s text:c="4"/>mov dx,[bp]+2</text:p>
      <text:p text:style-name="P5"><text:s text:c="4"/>ret 2</text:p>
      <text:p text:style-name="P5"/>
      <text:p text:style-name="P5">Main ENDP</text:p>
      <text:p text:style-name="P5">CODE ENDS</text:p>
      <text:p text:style-name="P5"><text:s text:c="4"/>END Main</text:p>
      <text:p text:style-name="P26"><text:span text:style-name="T25">3</text:span><text:span text:style-name="T26">. </text:span><text:span text:style-name="T25">Обнаруженные ошибки</text:span></text:p>
      <text:p text:style-name="P45">Ошибка 1. mov mem3, [bx]</text:p>
      <text:p text:style-name="P45">Проблема этой инструкции в том, что она пытается перемещать данные напрямую из памяти в память. В архитектуре х86 это запрещено. Необходимо для этого использовать промежуточные регистры.</text:p>
      <text:p text:style-name="P45"/>
      <text:p text:style-name="P45">Ошибка 2. mov ax, matr[bx*4][di]</text:p>
      <text:p text:style-name="P45">Проблема этой инструкции в том, что масштабирование допускается только во второй паре квадратных скобок.</text:p>
      <text:p text:style-name="P45"/>
      <text:p text:style-name="P45">Ошибка 3. mov ax, matr[bp+bx]</text:p>
      <text:p text:style-name="P46">В качестве смещения разрешено использовать только регистры DI и SI, поэтому данная инструкция ошибочна.</text:p>
      <text:p text:style-name="P46"/>
      <text:p text:style-name="P46">Ошибка 4. mov ax, matr[bp+di+si]</text:p>
      <text:p text:style-name="P46">В качестве смещения разрешено использовать только один регистр, поэтому данная инструкция ошибочна.</text:p>
      <text:p text:style-name="P24"><text:span text:style-name="T37">4</text:span>. Протокол выполнения программ<text:span text:style-name="T33">ы</text:span></text:p>
      <text:p text:style-name="P28"><text:tab/>Начальное содержимое сегментных регистров: <text:span text:style-name="T33">(SP) = 0018, (SS) = 1A05, (IP) = 0000, (CX) = 00B8, (CS) = 1A01, (DS) = 19F5, (ES) = 19F5.</text:span></text:p>
      <text:p text:style-name="P27">Таблица 1. <text:span text:style-name="T32">Протокол выполнения программы hello1.asm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30">Адрес команды</text:p>
          </table:table-cell>
          <table:table-cell table:style-name="Table1.A1" table:number-rows-spanned="2" office:value-type="string">
            <text:p text:style-name="P30">Символический код команды</text:p>
          </table:table-cell>
          <table:table-cell table:style-name="Table1.A1" table:number-rows-spanned="2" office:value-type="string">
            <text:p text:style-name="P30">16-ричный код команды</text:p>
          </table:table-cell>
          <table:table-cell table:style-name="Table1.D1" table:number-columns-spanned="2" office:value-type="string">
            <text:p text:style-name="P30">Содер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30">До выполнения</text:p>
          </table:table-cell>
          <table:table-cell table:style-name="Table1.E2" office:value-type="string">
            <text:p text:style-name="P30">После выполнения</text:p>
          </table:table-cell>
        </table:table-row>
        <table:table-row table:style-name="Table1.3">
          <table:table-cell table:style-name="Table1.D2" office:value-type="string">
            <text:p text:style-name="P30"/>
            <text:p text:style-name="P30">00<text:span text:style-name="T33">0</text:span>0</text:p>
          </table:table-cell>
          <table:table-cell table:style-name="Table1.D2" office:value-type="string">
            <text:p text:style-name="P31"/>
            <text:p text:style-name="P43"><text:span text:style-name="T31">p</text:span><text:span text:style-name="T30">ush ds</text:span></text:p>
          </table:table-cell>
          <table:table-cell table:style-name="Table1.D2" office:value-type="string">
            <text:p text:style-name="P30"/>
            <text:p text:style-name="P32">1E</text:p>
          </table:table-cell>
          <table:table-cell table:style-name="Table1.D2" office:value-type="string">
            <text:p text:style-name="P32"/>
            <text:p text:style-name="P32">Начальное содержимое</text:p>
          </table:table-cell>
          <table:table-cell table:style-name="Table1.E2" office:value-type="string">
            <text:p text:style-name="P32">(SP) = 0016</text:p>
            <text:p text:style-name="P32">(STACK + 0) = 19F5</text:p>
            <text:p text:style-name="P32">(IP) = 0001</text:p>
          </table:table-cell>
        </table:table-row>
        <table:table-row table:style-name="Table1.4">
          <table:table-cell table:style-name="Table1.D2" office:value-type="string">
            <text:p text:style-name="P32">0001</text:p>
          </table:table-cell>
          <table:table-cell table:style-name="Table1.D2" office:value-type="string">
            <text:p text:style-name="P32"/>
            <text:p text:style-name="P32"/>
            <text:p text:style-name="P32">sub ax, ax</text:p>
          </table:table-cell>
          <table:table-cell table:style-name="Table1.D2" office:value-type="string">
            <text:p text:style-name="P32"/>
            <text:p text:style-name="P32"/>
            <text:p text:style-name="P32">2BC0</text:p>
          </table:table-cell>
          <table:table-cell table:style-name="Table1.D2" office:value-type="string">
            <text:p text:style-name="P32">(SP) = 0016</text:p>
            <text:p text:style-name="P32">(STACK + 0) = 19F5</text:p>
            <text:p text:style-name="P32">(IP) = 0001</text:p>
            <text:p text:style-name="P32">(AX) = 0000</text:p>
          </table:table-cell>
          <table:table-cell table:style-name="Table1.E2" office:value-type="string">
            <text:p text:style-name="P32">(SP) = 0016</text:p>
            <text:p text:style-name="P32">(STACK + 0) = 19F5</text:p>
            <text:p text:style-name="P32">(IP) = 0003</text:p>
            <text:p text:style-name="P32">(AX) = 0000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2"/>
            <text:p text:style-name="P32">0003</text:p>
          </table:table-cell>
          <table:table-cell table:style-name="Table1.D2" office:value-type="string">
            <text:p text:style-name="P32"/>
            <text:p text:style-name="P32"/>
            <text:p text:style-name="P32">push ax</text:p>
          </table:table-cell>
          <table:table-cell table:style-name="Table1.D2" office:value-type="string">
            <text:p text:style-name="P32"/>
            <text:p text:style-name="P34"/>
            <text:p text:style-name="P34">50</text:p>
          </table:table-cell>
          <table:table-cell table:style-name="Table1.D2" office:value-type="string">
            <text:p text:style-name="P33"/>
            <text:p text:style-name="P33">(SP) = 0016</text:p>
            <text:p text:style-name="P33">(STACK + 0) = 19F5</text:p>
            <text:p text:style-name="P33">(IP) = 0003</text:p>
          </table:table-cell>
          <table:table-cell table:style-name="Table1.E2" office:value-type="string">
            <text:p text:style-name="P33">(SP) = 001<text:span text:style-name="T34">4</text:span></text:p>
            <text:p text:style-name="P34">(STACK + 0) = 0000</text:p>
            <text:p text:style-name="P33">(STACK + <text:span text:style-name="T34">2</text:span>) = 19F5</text:p>
            <text:p text:style-name="P33">(IP) = 000<text:span text:style-name="T34">4</text:span>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04</text:p>
          </table:table-cell>
          <table:table-cell table:style-name="Table1.D2" office:value-type="string">
            <text:p text:style-name="P32"/>
            <text:p text:style-name="P34">mov ax, DATA</text:p>
          </table:table-cell>
          <table:table-cell table:style-name="Table1.D2" office:value-type="string">
            <text:p text:style-name="P32"/>
            <text:p text:style-name="P34">B8071A</text:p>
            <text:p text:style-name="P32"/>
          </table:table-cell>
          <table:table-cell table:style-name="Table1.D2" office:value-type="string">
            <text:p text:style-name="P34">(AX) = 0000</text:p>
            <text:p text:style-name="P34">(IP) = 0004</text:p>
          </table:table-cell>
          <table:table-cell table:style-name="Table1.E2" office:value-type="string">
            <text:p text:style-name="P34">(AX) = 1A07</text:p>
            <text:p text:style-name="P34">(IP) = 0007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07</text:p>
          </table:table-cell>
          <table:table-cell table:style-name="Table1.D2" office:value-type="string">
            <text:p text:style-name="P32"/>
            <text:p text:style-name="P34">mov ds, ax</text:p>
          </table:table-cell>
          <table:table-cell table:style-name="Table1.D2" office:value-type="string">
            <text:p text:style-name="P32"/>
            <text:p text:style-name="P34">8ED8</text:p>
          </table:table-cell>
          <table:table-cell table:style-name="Table1.D2" office:value-type="string">
            <text:p text:style-name="P34">(IP) = 0007</text:p>
            <text:p text:style-name="P34">(DS) = 19F5</text:p>
          </table:table-cell>
          <table:table-cell table:style-name="Table1.E2" office:value-type="string">
            <text:p text:style-name="P34">(IP) = 0009</text:p>
            <text:p text:style-name="P34">(DS) = 1A07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09</text:p>
          </table:table-cell>
          <table:table-cell table:style-name="Table1.D2" office:value-type="string">
            <text:p text:style-name="P32"/>
            <text:p text:style-name="P34">mov ax, n1</text:p>
          </table:table-cell>
          <table:table-cell table:style-name="Table1.D2" office:value-type="string">
            <text:p text:style-name="P32"/>
            <text:p text:style-name="P34">B8F401</text:p>
          </table:table-cell>
          <table:table-cell table:style-name="Table1.D2" office:value-type="string">
            <text:p text:style-name="P34">(IP) = 0009</text:p>
            <text:p text:style-name="P34">(AX) = 1A07</text:p>
          </table:table-cell>
          <table:table-cell table:style-name="Table1.E2" office:value-type="string">
            <text:p text:style-name="P34">(IP) = 000C</text:p>
            <text:p text:style-name="P34">(AX) = 01F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0C</text:p>
          </table:table-cell>
          <table:table-cell table:style-name="Table1.D2" office:value-type="string">
            <text:p text:style-name="P32"/>
            <text:p text:style-name="P34">mov cx, ax</text:p>
          </table:table-cell>
          <table:table-cell table:style-name="Table1.D2" office:value-type="string">
            <text:p text:style-name="P32"/>
            <text:p text:style-name="P34">8BC8</text:p>
          </table:table-cell>
          <table:table-cell table:style-name="Table1.D2" office:value-type="string">
            <text:p text:style-name="P34">(IP) = 000C</text:p>
            <text:p text:style-name="P34">(CX) = 00B8</text:p>
          </table:table-cell>
          <table:table-cell table:style-name="Table1.E2" office:value-type="string">
            <text:p text:style-name="P34">(IP) = 000E</text:p>
            <text:p text:style-name="P34">(CX) = 01F4</text:p>
          </table:table-cell>
        </table:table-row>
        <text:soft-page-break/>
        <table:table-row table:style-name="Table1.3">
          <table:table-cell table:style-name="Table1.D2" office:value-type="string">
            <text:p text:style-name="P32"/>
            <text:p text:style-name="P34">000E</text:p>
          </table:table-cell>
          <table:table-cell table:style-name="Table1.D2" office:value-type="string">
            <text:p text:style-name="P32"/>
            <text:p text:style-name="P34">mov bl, EOL</text:p>
          </table:table-cell>
          <table:table-cell table:style-name="Table1.D2" office:value-type="string">
            <text:p text:style-name="P32"/>
            <text:p text:style-name="P34">B324</text:p>
          </table:table-cell>
          <table:table-cell table:style-name="Table1.D2" office:value-type="string">
            <text:p text:style-name="P34">(IP) = 000E</text:p>
            <text:p text:style-name="P34">(BX) = 0000</text:p>
          </table:table-cell>
          <table:table-cell table:style-name="Table1.E2" office:value-type="string">
            <text:p text:style-name="P34">(IP) = 0010</text:p>
            <text:p text:style-name="P34">(BX) = 002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10</text:p>
          </table:table-cell>
          <table:table-cell table:style-name="Table1.D2" office:value-type="string">
            <text:p text:style-name="P32"/>
            <text:p text:style-name="P34">mov bh, n2</text:p>
          </table:table-cell>
          <table:table-cell table:style-name="Table1.D2" office:value-type="string">
            <text:p text:style-name="P32"/>
            <text:p text:style-name="P34">B7CE</text:p>
          </table:table-cell>
          <table:table-cell table:style-name="Table1.D2" office:value-type="string">
            <text:p text:style-name="P34">(IP) = 0010</text:p>
            <text:p text:style-name="P34">(BX) = 0024</text:p>
          </table:table-cell>
          <table:table-cell table:style-name="Table1.E2" office:value-type="string">
            <text:p text:style-name="P34">(IP) = 0012</text:p>
            <text:p text:style-name="P34">(BX) = CE2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12</text:p>
          </table:table-cell>
          <table:table-cell table:style-name="Table1.D2" office:value-type="string">
            <text:p text:style-name="P32"/>
            <text:p text:style-name="P34">mov mem2, n2</text:p>
          </table:table-cell>
          <table:table-cell table:style-name="Table1.D2" office:value-type="string">
            <text:p text:style-name="P32"/>
            <text:p text:style-name="P34">C7060200CEFF</text:p>
          </table:table-cell>
          <table:table-cell table:style-name="Table1.D2" office:value-type="string">
            <text:p text:style-name="P34"/>
            <text:p text:style-name="P34">(IP) = 0012</text:p>
            <text:p text:style-name="P34"/>
          </table:table-cell>
          <table:table-cell table:style-name="Table1.E2" office:value-type="string">
            <text:p text:style-name="P34"/>
            <text:p text:style-name="P34">(IP) = 0018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4">0018</text:p>
          </table:table-cell>
          <table:table-cell table:style-name="Table1.D2" office:value-type="string">
            <text:p text:style-name="P32"/>
            <text:p text:style-name="P34">mov bx, OFFSET vec1</text:p>
          </table:table-cell>
          <table:table-cell table:style-name="Table1.D2" office:value-type="string">
            <text:p text:style-name="P32"/>
            <text:p text:style-name="P34">BB0600</text:p>
          </table:table-cell>
          <table:table-cell table:style-name="Table1.D2" office:value-type="string">
            <text:p text:style-name="P34">(IP) = 0018</text:p>
            <text:p text:style-name="P34">(BX) = CE24</text:p>
          </table:table-cell>
          <table:table-cell table:style-name="Table1.E2" office:value-type="string">
            <text:p text:style-name="P34">(IP) = 001B</text:p>
            <text:p text:style-name="P34">(BX) = 0006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1B</text:p>
          </table:table-cell>
          <table:table-cell table:style-name="Table1.D2" office:value-type="string">
            <text:p text:style-name="P32"/>
            <text:p text:style-name="P35">mov mem1, ax</text:p>
          </table:table-cell>
          <table:table-cell table:style-name="Table1.D2" office:value-type="string">
            <text:p text:style-name="P32"/>
            <text:p text:style-name="P35">A30000</text:p>
          </table:table-cell>
          <table:table-cell table:style-name="Table1.D2" office:value-type="string">
            <text:p text:style-name="P35"/>
            <text:p text:style-name="P35">(IP) = 001B</text:p>
          </table:table-cell>
          <table:table-cell table:style-name="Table1.E2" office:value-type="string">
            <text:p text:style-name="P35"/>
            <text:p text:style-name="P35">(IP) = 001E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1E</text:p>
          </table:table-cell>
          <table:table-cell table:style-name="Table1.D2" office:value-type="string">
            <text:p text:style-name="P32"/>
            <text:p text:style-name="P35">mov al, [bx]</text:p>
          </table:table-cell>
          <table:table-cell table:style-name="Table1.D2" office:value-type="string">
            <text:p text:style-name="P32"/>
            <text:p text:style-name="P35">8A07</text:p>
          </table:table-cell>
          <table:table-cell table:style-name="Table1.D2" office:value-type="string">
            <text:p text:style-name="P35">(IP) = 001E</text:p>
            <text:p text:style-name="P35">(AX) = 01F4</text:p>
          </table:table-cell>
          <table:table-cell table:style-name="Table1.E2" office:value-type="string">
            <text:p text:style-name="P35">(IP) = 0020</text:p>
            <text:p text:style-name="P35">(AX) = 0101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20</text:p>
          </table:table-cell>
          <table:table-cell table:style-name="Table1.D2" office:value-type="string">
            <text:p text:style-name="P32"/>
            <text:p text:style-name="P35">mov al, [bx] + 3</text:p>
          </table:table-cell>
          <table:table-cell table:style-name="Table1.D2" office:value-type="string">
            <text:p text:style-name="P32"/>
            <text:p text:style-name="P35">8A4703</text:p>
          </table:table-cell>
          <table:table-cell table:style-name="Table1.D2" office:value-type="string">
            <text:p text:style-name="P35">(IP) = 0020</text:p>
            <text:p text:style-name="P35">(AX) = 0101</text:p>
          </table:table-cell>
          <table:table-cell table:style-name="Table1.E2" office:value-type="string">
            <text:p text:style-name="P35">(IP) = 0023</text:p>
            <text:p text:style-name="P35">(AX) = 010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23</text:p>
          </table:table-cell>
          <table:table-cell table:style-name="Table1.D2" office:value-type="string">
            <text:p text:style-name="P32"/>
            <text:p text:style-name="P35">mov cx, 3[bx]</text:p>
          </table:table-cell>
          <table:table-cell table:style-name="Table1.D2" office:value-type="string">
            <text:p text:style-name="P32"/>
            <text:p text:style-name="P35">8B4F03</text:p>
          </table:table-cell>
          <table:table-cell table:style-name="Table1.D2" office:value-type="string">
            <text:p text:style-name="P35">(IP) = 0023</text:p>
            <text:p text:style-name="P35">(CX) = 01F4</text:p>
          </table:table-cell>
          <table:table-cell table:style-name="Table1.E2" office:value-type="string">
            <text:p text:style-name="P35">(IP) = 0026</text:p>
            <text:p text:style-name="P35">(CX) = 080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26</text:p>
          </table:table-cell>
          <table:table-cell table:style-name="Table1.D2" office:value-type="string">
            <text:p text:style-name="P32"/>
            <text:p text:style-name="P35">mov di, ind</text:p>
          </table:table-cell>
          <table:table-cell table:style-name="Table1.D2" office:value-type="string">
            <text:p text:style-name="P32"/>
            <text:p text:style-name="P35">BF0200</text:p>
          </table:table-cell>
          <table:table-cell table:style-name="Table1.D2" office:value-type="string">
            <text:p text:style-name="P35">(IP) = 0026</text:p>
            <text:p text:style-name="P35">(DI) = 0000</text:p>
          </table:table-cell>
          <table:table-cell table:style-name="Table1.E2" office:value-type="string">
            <text:p text:style-name="P35">(IP) = 0029</text:p>
            <text:p text:style-name="P35">(DI) = 0002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29</text:p>
          </table:table-cell>
          <table:table-cell table:style-name="Table1.D2" office:value-type="string">
            <text:p text:style-name="P32"/>
            <text:p text:style-name="P35">mov al, vec2[di]</text:p>
          </table:table-cell>
          <table:table-cell table:style-name="Table1.D2" office:value-type="string">
            <text:p text:style-name="P32"/>
            <text:p text:style-name="P35">8A850E00</text:p>
          </table:table-cell>
          <table:table-cell table:style-name="Table1.D2" office:value-type="string">
            <text:p text:style-name="P35">(IP) = 0029</text:p>
            <text:p text:style-name="P35">(AX) = 0104</text:p>
          </table:table-cell>
          <table:table-cell table:style-name="Table1.E2" office:value-type="string">
            <text:p text:style-name="P35">(IP) = 002D</text:p>
            <text:p text:style-name="P35">(AX) = 010A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2D</text:p>
          </table:table-cell>
          <table:table-cell table:style-name="Table1.D2" office:value-type="string">
            <text:p text:style-name="P32"/>
            <text:p text:style-name="P35">mov cx, vec[di]</text:p>
          </table:table-cell>
          <table:table-cell table:style-name="Table1.D2" office:value-type="string">
            <text:p text:style-name="P32"/>
            <text:p text:style-name="P35">8D8D0E00</text:p>
          </table:table-cell>
          <table:table-cell table:style-name="Table1.D2" office:value-type="string">
            <text:p text:style-name="P35">(IP) = 002D</text:p>
            <text:p text:style-name="P35">(CX) = 0804</text:p>
          </table:table-cell>
          <table:table-cell table:style-name="Table1.E2" office:value-type="string">
            <text:p text:style-name="P35">(IP) = 0031</text:p>
            <text:p text:style-name="P35">(CX) = 140A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31</text:p>
          </table:table-cell>
          <table:table-cell table:style-name="Table1.D2" office:value-type="string">
            <text:p text:style-name="P32"/>
            <text:p text:style-name="P35">mov bx, 3</text:p>
          </table:table-cell>
          <table:table-cell table:style-name="Table1.D2" office:value-type="string">
            <text:p text:style-name="P32"/>
            <text:p text:style-name="P35">BB0300</text:p>
          </table:table-cell>
          <table:table-cell table:style-name="Table1.D2" office:value-type="string">
            <text:p text:style-name="P35">(IP) = 0031</text:p>
            <text:p text:style-name="P35">(BX) = 0006</text:p>
          </table:table-cell>
          <table:table-cell table:style-name="Table1.E2" office:value-type="string">
            <text:p text:style-name="P35">(IP) = 0034</text:p>
            <text:p text:style-name="P35">(BX) = 0003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34</text:p>
          </table:table-cell>
          <table:table-cell table:style-name="Table1.D2" office:value-type="string">
            <text:p text:style-name="P32"/>
            <text:p text:style-name="P35">mov al, matr[bx][di]</text:p>
          </table:table-cell>
          <table:table-cell table:style-name="Table1.D2" office:value-type="string">
            <text:p text:style-name="P32"/>
            <text:p text:style-name="P35">8A811600</text:p>
          </table:table-cell>
          <table:table-cell table:style-name="Table1.D2" office:value-type="string">
            <text:p text:style-name="P35">(IP) = 0034</text:p>
            <text:p text:style-name="P35">(AX) = 010A</text:p>
          </table:table-cell>
          <table:table-cell table:style-name="Table1.E2" office:value-type="string">
            <text:p text:style-name="P35">(IP) = 0038</text:p>
            <text:p text:style-name="P35">(AX) = 01FD</text:p>
          </table:table-cell>
        </table:table-row>
        <text:soft-page-break/>
        <table:table-row table:style-name="Table1.3">
          <table:table-cell table:style-name="Table1.D2" office:value-type="string">
            <text:p text:style-name="P35">0038</text:p>
          </table:table-cell>
          <table:table-cell table:style-name="Table1.D2" office:value-type="string">
            <text:p text:style-name="P35">mov cx, matr[bx][di]</text:p>
          </table:table-cell>
          <table:table-cell table:style-name="Table1.D2" office:value-type="string">
            <text:p text:style-name="P35">8B891600</text:p>
          </table:table-cell>
          <table:table-cell table:style-name="Table1.D2" office:value-type="string">
            <text:p text:style-name="P35">(IP) = 0038</text:p>
            <text:p text:style-name="P35">(CX) = 140A</text:p>
          </table:table-cell>
          <table:table-cell table:style-name="Table1.E2" office:value-type="string">
            <text:p text:style-name="P35">(IP) = 0038</text:p>
            <text:p text:style-name="P35">(CX) = FEFD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3C</text:p>
          </table:table-cell>
          <table:table-cell table:style-name="Table1.D2" office:value-type="string">
            <text:p text:style-name="P32"/>
            <text:p text:style-name="P35">mov ax, SEG vec2</text:p>
          </table:table-cell>
          <table:table-cell table:style-name="Table1.D2" office:value-type="string">
            <text:p text:style-name="P32"/>
            <text:p text:style-name="P35">B8071A</text:p>
          </table:table-cell>
          <table:table-cell table:style-name="Table1.D2" office:value-type="string">
            <text:p text:style-name="P35">(IP) = 003C</text:p>
            <text:p text:style-name="P35">(AX) = 01FD</text:p>
          </table:table-cell>
          <table:table-cell table:style-name="Table1.E2" office:value-type="string">
            <text:p text:style-name="P35">(IP) = 003F</text:p>
            <text:p text:style-name="P35">(AX) = 1A07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5">003F</text:p>
          </table:table-cell>
          <table:table-cell table:style-name="Table1.D2" office:value-type="string">
            <text:p text:style-name="P32"/>
            <text:p text:style-name="P35">mov es, ax</text:p>
          </table:table-cell>
          <table:table-cell table:style-name="Table1.D2" office:value-type="string">
            <text:p text:style-name="P32"/>
            <text:p text:style-name="P35">83C0</text:p>
          </table:table-cell>
          <table:table-cell table:style-name="Table1.D2" office:value-type="string">
            <text:p text:style-name="P35">(IP) = 003F</text:p>
            <text:p text:style-name="P35">(ES) = 19F5</text:p>
          </table:table-cell>
          <table:table-cell table:style-name="Table1.E2" office:value-type="string">
            <text:p text:style-name="P35">(IP) = 0041</text:p>
            <text:p text:style-name="P35">(ES) = 1A07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6">0041</text:p>
          </table:table-cell>
          <table:table-cell table:style-name="Table1.D2" office:value-type="string">
            <text:p text:style-name="P32"/>
            <text:p text:style-name="P36">mov ax, es:[bx]</text:p>
          </table:table-cell>
          <table:table-cell table:style-name="Table1.D2" office:value-type="string">
            <text:p text:style-name="P32"/>
            <text:p text:style-name="P36">268B07</text:p>
          </table:table-cell>
          <table:table-cell table:style-name="Table1.D2" office:value-type="string">
            <text:p text:style-name="P36">(IP) = 0041</text:p>
            <text:p text:style-name="P36">(AX) = 1A07</text:p>
          </table:table-cell>
          <table:table-cell table:style-name="Table1.E2" office:value-type="string">
            <text:p text:style-name="P36">(IP) = 0044</text:p>
            <text:p text:style-name="P36">(AX) = 00FF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6">0044</text:p>
          </table:table-cell>
          <table:table-cell table:style-name="Table1.D2" office:value-type="string">
            <text:p text:style-name="P32"/>
            <text:p text:style-name="P36">mov ax, 0</text:p>
          </table:table-cell>
          <table:table-cell table:style-name="Table1.D2" office:value-type="string">
            <text:p text:style-name="P32"/>
            <text:p text:style-name="P36">B80000</text:p>
          </table:table-cell>
          <table:table-cell table:style-name="Table1.D2" office:value-type="string">
            <text:p text:style-name="P36">(IP) = 0044</text:p>
            <text:p text:style-name="P36">(AX) = 00FF</text:p>
          </table:table-cell>
          <table:table-cell table:style-name="Table1.E2" office:value-type="string">
            <text:p text:style-name="P36">(IP) = 0047</text:p>
            <text:p text:style-name="P36">(AX) = 0000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6">0047</text:p>
          </table:table-cell>
          <table:table-cell table:style-name="Table1.D2" office:value-type="string">
            <text:p text:style-name="P32"/>
            <text:p text:style-name="P36">mov es, ax</text:p>
          </table:table-cell>
          <table:table-cell table:style-name="Table1.D2" office:value-type="string">
            <text:p text:style-name="P32"/>
            <text:p text:style-name="P36">8EC0</text:p>
          </table:table-cell>
          <table:table-cell table:style-name="Table1.D2" office:value-type="string">
            <text:p text:style-name="P36">(IP) = 0047</text:p>
            <text:p text:style-name="P36">(ES) = 1A07</text:p>
          </table:table-cell>
          <table:table-cell table:style-name="Table1.E2" office:value-type="string">
            <text:p text:style-name="P36">(IP) = 0049</text:p>
            <text:p text:style-name="P36">(ES) = 0000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6"/>
            <text:p text:style-name="P36"/>
            <text:p text:style-name="P36">0049</text:p>
          </table:table-cell>
          <table:table-cell table:style-name="Table1.D2" office:value-type="string">
            <text:p text:style-name="P32"/>
            <text:p text:style-name="P36"/>
            <text:p text:style-name="P36"/>
            <text:p text:style-name="P36">push ds</text:p>
          </table:table-cell>
          <table:table-cell table:style-name="Table1.D2" office:value-type="string">
            <text:p text:style-name="P32"/>
            <text:p text:style-name="P36"/>
            <text:p text:style-name="P36"/>
            <text:p text:style-name="P36">1E</text:p>
          </table:table-cell>
          <table:table-cell table:style-name="Table1.D2" office:value-type="string">
            <text:p text:style-name="P36">(IP) = 0049</text:p>
            <text:p text:style-name="P36">(SP) = 0014</text:p>
            <text:p text:style-name="P36">(STACK + 0) = 0000</text:p>
            <text:p text:style-name="P36">(STACK + 2) = 19F5</text:p>
          </table:table-cell>
          <table:table-cell table:style-name="Table1.E2" office:value-type="string">
            <text:p text:style-name="P36">(IP) = 004A</text:p>
            <text:p text:style-name="P36">(SP) = 0012</text:p>
            <text:p text:style-name="P36">(STACK + 0) = 1A07</text:p>
            <text:p text:style-name="P36">(STACK + 2) = 0000</text:p>
            <text:p text:style-name="P36">(STACK + 4) = 19F5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6"/>
            <text:p text:style-name="P36"/>
            <text:p text:style-name="P36">004A</text:p>
          </table:table-cell>
          <table:table-cell table:style-name="Table1.D2" office:value-type="string">
            <text:p text:style-name="P32"/>
            <text:p text:style-name="P36"/>
            <text:p text:style-name="P36"/>
            <text:p text:style-name="P36">pop es</text:p>
          </table:table-cell>
          <table:table-cell table:style-name="Table1.D2" office:value-type="string">
            <text:p text:style-name="P32"/>
            <text:p text:style-name="P36"/>
            <text:p text:style-name="P36"/>
            <text:p text:style-name="P36">07</text:p>
          </table:table-cell>
          <table:table-cell table:style-name="Table1.D2" office:value-type="string">
            <text:p text:style-name="P36">(IP) = 004A</text:p>
            <text:p text:style-name="P36">(SP) = 0012</text:p>
            <text:p text:style-name="P36">(STACK + 0) = 1A07</text:p>
            <text:p text:style-name="P36">(STACK + 2) = 0000</text:p>
            <text:p text:style-name="P36">(STACK + 4) = 19F5</text:p>
            <text:p text:style-name="P36">(ES) = 0000</text:p>
          </table:table-cell>
          <table:table-cell table:style-name="Table1.E2" office:value-type="string">
            <text:p text:style-name="P36">(IP) = 004B</text:p>
            <text:p text:style-name="P36">(SP) = 0014</text:p>
            <text:p text:style-name="P36">(STACK + 0) = 0000</text:p>
            <text:p text:style-name="P36">(STACK + 2) = 19F5</text:p>
            <text:p text:style-name="P36">(ES) = 1A07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4B</text:p>
          </table:table-cell>
          <table:table-cell table:style-name="Table1.D2" office:value-type="string">
            <text:p text:style-name="P32"/>
            <text:p text:style-name="P37">mov cx, es:[bx-1]</text:p>
          </table:table-cell>
          <table:table-cell table:style-name="Table1.D2" office:value-type="string">
            <text:p text:style-name="P32"/>
            <text:p text:style-name="P37">268B4FFF</text:p>
          </table:table-cell>
          <table:table-cell table:style-name="Table1.D2" office:value-type="string">
            <text:p text:style-name="P37">(IP) = 004B</text:p>
            <text:p text:style-name="P37">(CX) = FEFD</text:p>
          </table:table-cell>
          <table:table-cell table:style-name="Table1.E2" office:value-type="string">
            <text:p text:style-name="P37">(IP) = 004F</text:p>
            <text:p text:style-name="P37">(CX) = FFCE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4F</text:p>
          </table:table-cell>
          <table:table-cell table:style-name="Table1.D2" office:value-type="string">
            <text:p text:style-name="P32"/>
            <text:p text:style-name="P37">xchg cx, ax</text:p>
          </table:table-cell>
          <table:table-cell table:style-name="Table1.D2" office:value-type="string">
            <text:p text:style-name="P32"/>
            <text:p text:style-name="P37">91</text:p>
          </table:table-cell>
          <table:table-cell table:style-name="Table1.D2" office:value-type="string">
            <text:p text:style-name="P37">(IP) = 004F</text:p>
            <text:p text:style-name="P37">(AX) = 0000</text:p>
            <text:p text:style-name="P37">(CX) = FFCE</text:p>
          </table:table-cell>
          <table:table-cell table:style-name="Table1.E2" office:value-type="string">
            <text:p text:style-name="P37">(IP) = 0050</text:p>
            <text:p text:style-name="P37">(CX) = 0000</text:p>
            <text:p text:style-name="P37">(AX) = FFCE</text:p>
          </table:table-cell>
        </table:table-row>
        <text:soft-page-break/>
        <table:table-row table:style-name="Table1.3">
          <table:table-cell table:style-name="Table1.D2" office:value-type="string">
            <text:p text:style-name="P32"/>
            <text:p text:style-name="P37">0050</text:p>
          </table:table-cell>
          <table:table-cell table:style-name="Table1.D2" office:value-type="string">
            <text:p text:style-name="P32"/>
            <text:p text:style-name="P37">mov di, ind</text:p>
          </table:table-cell>
          <table:table-cell table:style-name="Table1.D2" office:value-type="string">
            <text:p text:style-name="P32"/>
            <text:p text:style-name="P37">BF0200</text:p>
          </table:table-cell>
          <table:table-cell table:style-name="Table1.D2" office:value-type="string">
            <text:p text:style-name="P37">(IP) = 0050</text:p>
            <text:p text:style-name="P37">(DI) = 0002</text:p>
          </table:table-cell>
          <table:table-cell table:style-name="Table1.E2" office:value-type="string">
            <text:p text:style-name="P37">(IP) = 0053</text:p>
            <text:p text:style-name="P37">(DI) = 0002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53</text:p>
          </table:table-cell>
          <table:table-cell table:style-name="Table1.D2" office:value-type="string">
            <text:p text:style-name="P32"/>
            <text:p text:style-name="P37">mov es:[bx+di], ax</text:p>
          </table:table-cell>
          <table:table-cell table:style-name="Table1.D2" office:value-type="string">
            <text:p text:style-name="P32"/>
            <text:p text:style-name="P37">268901</text:p>
          </table:table-cell>
          <table:table-cell table:style-name="Table1.D2" office:value-type="string">
            <text:p text:style-name="P37"/>
            <text:p text:style-name="P37">(IP) = 0053</text:p>
          </table:table-cell>
          <table:table-cell table:style-name="Table1.E2" office:value-type="string">
            <text:p text:style-name="P37"/>
            <text:p text:style-name="P37">(IP) = 0056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56</text:p>
          </table:table-cell>
          <table:table-cell table:style-name="Table1.D2" office:value-type="string">
            <text:p text:style-name="P32"/>
            <text:p text:style-name="P37">mov bp, sp</text:p>
          </table:table-cell>
          <table:table-cell table:style-name="Table1.D2" office:value-type="string">
            <text:p text:style-name="P32"/>
            <text:p text:style-name="P37">8BEC</text:p>
          </table:table-cell>
          <table:table-cell table:style-name="Table1.D2" office:value-type="string">
            <text:p text:style-name="P37">(IP) = 0056</text:p>
            <text:p text:style-name="P37">(BP) = 0000</text:p>
          </table:table-cell>
          <table:table-cell table:style-name="Table1.E2" office:value-type="string">
            <text:p text:style-name="P37">(IP) = 0058</text:p>
            <text:p text:style-name="P37">(BP) = 001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58</text:p>
          </table:table-cell>
          <table:table-cell table:style-name="Table1.D2" office:value-type="string">
            <text:p text:style-name="P32"/>
            <text:p text:style-name="P37">push mem1</text:p>
          </table:table-cell>
          <table:table-cell table:style-name="Table1.D2" office:value-type="string">
            <text:p text:style-name="P32"/>
            <text:p text:style-name="P37">FF360000</text:p>
          </table:table-cell>
          <table:table-cell table:style-name="Table1.D2" office:value-type="string">
            <text:p text:style-name="P37">(IP) = 0058</text:p>
            <text:p text:style-name="P37">(SP) = 0014</text:p>
            <text:p text:style-name="P37">(STACK + 0) = 0000</text:p>
            <text:p text:style-name="P37">(STACK + 2) = 10F5</text:p>
          </table:table-cell>
          <table:table-cell table:style-name="Table1.E2" office:value-type="string">
            <text:p text:style-name="P37">(IP) = 005C</text:p>
            <text:p text:style-name="P37">(SP) = 0012</text:p>
            <text:p text:style-name="P37">(STACK + 0) = 01F4</text:p>
            <text:p text:style-name="P37">(STACK + 2) = 0000</text:p>
            <text:p text:style-name="P37">(STACK + 4) = 19F5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5C</text:p>
          </table:table-cell>
          <table:table-cell table:style-name="Table1.D2" office:value-type="string">
            <text:p text:style-name="P32"/>
            <text:p text:style-name="P37">push mem2</text:p>
          </table:table-cell>
          <table:table-cell table:style-name="Table1.D2" office:value-type="string">
            <text:p text:style-name="P37"/>
            <text:p text:style-name="P37">FF360200</text:p>
          </table:table-cell>
          <table:table-cell table:style-name="Table1.D2" office:value-type="string">
            <text:p text:style-name="P37">(IP) = 005C</text:p>
            <text:p text:style-name="P37">(SP) = 0012</text:p>
            <text:p text:style-name="P37">(STACK + 0) = 01F4</text:p>
            <text:p text:style-name="P37">(STACK + 2) = 0000</text:p>
            <text:p text:style-name="P37">(STACK + 4) = 19F5</text:p>
          </table:table-cell>
          <table:table-cell table:style-name="Table1.E2" office:value-type="string">
            <text:p text:style-name="P37">(IP) = 0060</text:p>
            <text:p text:style-name="P37">(SP) = 0010</text:p>
            <text:p text:style-name="P37">(STACK + 0) = FFCE</text:p>
            <text:p text:style-name="P37">(STACK + 2) = 01F4</text:p>
            <text:p text:style-name="P37">(STACK + 4) = 0000</text:p>
            <text:p text:style-name="P37">(STACK + 6) = 19F5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60</text:p>
          </table:table-cell>
          <table:table-cell table:style-name="Table1.D2" office:value-type="string">
            <text:p text:style-name="P32"/>
            <text:p text:style-name="P37">mov bp, sp</text:p>
          </table:table-cell>
          <table:table-cell table:style-name="Table1.D2" office:value-type="string">
            <text:p text:style-name="P37"/>
            <text:p text:style-name="P37">8BEC</text:p>
          </table:table-cell>
          <table:table-cell table:style-name="Table1.D2" office:value-type="string">
            <text:p text:style-name="P37">(IP) = 0060</text:p>
            <text:p text:style-name="P37">(BP) = 0014</text:p>
          </table:table-cell>
          <table:table-cell table:style-name="Table1.E2" office:value-type="string">
            <text:p text:style-name="P37">(IP) = 0062</text:p>
            <text:p text:style-name="P37">(BP) = 0010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7">0062</text:p>
          </table:table-cell>
          <table:table-cell table:style-name="Table1.D2" office:value-type="string">
            <text:p text:style-name="P32"/>
            <text:p text:style-name="P37">mov dx, [bp] + 2</text:p>
          </table:table-cell>
          <table:table-cell table:style-name="Table1.D2" office:value-type="string">
            <text:p text:style-name="P37"/>
            <text:p text:style-name="P37">8B5602</text:p>
          </table:table-cell>
          <table:table-cell table:style-name="Table1.D2" office:value-type="string">
            <text:p text:style-name="P37">(IP) = 0062</text:p>
            <text:p text:style-name="P37">(DS) = <text:span text:style-name="T35">0000</text:span></text:p>
          </table:table-cell>
          <table:table-cell table:style-name="Table1.E2" office:value-type="string">
            <text:p text:style-name="P37">(IP) = 0065</text:p>
            <text:p text:style-name="P37">(DX) = 01F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39">0065</text:p>
          </table:table-cell>
          <table:table-cell table:style-name="Table1.D2" office:value-type="string">
            <text:p text:style-name="P32"/>
            <text:p text:style-name="P39">mov ret 2</text:p>
          </table:table-cell>
          <table:table-cell table:style-name="Table1.D2" office:value-type="string">
            <text:p text:style-name="P37"/>
            <text:p text:style-name="P39">CA0200</text:p>
          </table:table-cell>
          <table:table-cell table:style-name="Table1.D2" office:value-type="string">
            <text:p text:style-name="P39">(IP) = 0065</text:p>
            <text:p text:style-name="P39">(<text:span text:style-name="T36">SP</text:span>) <text:span text:style-name="T36">= 0010</text:span></text:p>
            <text:p text:style-name="P38">(STACK + 0) = FFCE</text:p>
            <text:p text:style-name="P38">(STACK + 2) = 01F4</text:p>
            <text:p text:style-name="P38">(STACK + 4) = <text:soft-page-break/>0000</text:p>
            <text:p text:style-name="P38">(STACK + 6) = 19F5</text:p>
            <text:p text:style-name="P40">(CS) = 1A0A</text:p>
          </table:table-cell>
          <table:table-cell table:style-name="Table1.E2" office:value-type="string">
            <text:p text:style-name="P40">(IP) = FFCE</text:p>
            <text:p text:style-name="P40">(SP) = 0016</text:p>
            <text:p text:style-name="P40">(STACK + 0) = 19F5</text:p>
            <text:p text:style-name="P40">(CS) = 01F4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40">FFCE</text:p>
          </table:table-cell>
          <table:table-cell table:style-name="Table1.D2" office:value-type="string">
            <text:p text:style-name="P32"/>
            <text:p text:style-name="P40">push es</text:p>
          </table:table-cell>
          <table:table-cell table:style-name="Table1.D2" office:value-type="string">
            <text:p text:style-name="P37"/>
            <text:p text:style-name="P40">06</text:p>
          </table:table-cell>
          <table:table-cell table:style-name="Table1.D2" office:value-type="string">
            <text:p text:style-name="P40">(IP) = FFCE</text:p>
            <text:p text:style-name="P40">(SP) = 0016</text:p>
            <text:p text:style-name="P40">(STACK + 0) = 19F5</text:p>
          </table:table-cell>
          <table:table-cell table:style-name="Table1.E2" office:value-type="string">
            <text:p text:style-name="P40">(IP) = FFCF</text:p>
            <text:p text:style-name="P40">(SP) = 0014</text:p>
            <text:p text:style-name="P40">(STACK + 0) = 1A07</text:p>
            <text:p text:style-name="P40">(STACK + 2) = 19F5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42">FFCF</text:p>
          </table:table-cell>
          <table:table-cell table:style-name="Table1.D2" office:value-type="string">
            <text:p text:style-name="P32"/>
            <text:p text:style-name="P42">popf</text:p>
          </table:table-cell>
          <table:table-cell table:style-name="Table1.D2" office:value-type="string">
            <text:p text:style-name="P37"/>
            <text:p text:style-name="P42">9D</text:p>
          </table:table-cell>
          <table:table-cell table:style-name="Table1.D2" office:value-type="string">
            <text:p text:style-name="P42">(IP) = FFCF</text:p>
            <text:p text:style-name="P41">(SP) = 0014</text:p>
            <text:p text:style-name="P41">(STACK + 0) = 1A07</text:p>
            <text:p text:style-name="P41">(STACK + 2) = 19F5</text:p>
          </table:table-cell>
          <table:table-cell table:style-name="Table1.E2" office:value-type="string">
            <text:p text:style-name="P42">(IP) = FFD0</text:p>
            <text:p text:style-name="P42">(SP) = 0016</text:p>
            <text:p text:style-name="P42">(STACK + 0) = 19F5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42">FFD0</text:p>
          </table:table-cell>
          <table:table-cell table:style-name="Table1.D2" office:value-type="string">
            <text:p text:style-name="P32"/>
            <text:p text:style-name="P42">add ax, C033</text:p>
          </table:table-cell>
          <table:table-cell table:style-name="Table1.D2" office:value-type="string">
            <text:p text:style-name="P37"/>
            <text:p text:style-name="P42">0533C0</text:p>
          </table:table-cell>
          <table:table-cell table:style-name="Table1.D2" office:value-type="string">
            <text:p text:style-name="P42">(IP) = FFD0</text:p>
            <text:p text:style-name="P42">(AX) = FFCE</text:p>
          </table:table-cell>
          <table:table-cell table:style-name="Table1.E2" office:value-type="string">
            <text:p text:style-name="P42">(IP) = FFD3</text:p>
            <text:p text:style-name="P42">(AX) = C001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42">FFD3</text:p>
          </table:table-cell>
          <table:table-cell table:style-name="Table1.D2" office:value-type="string">
            <text:p text:style-name="P32"/>
            <text:p text:style-name="P42">jmp FFD8</text:p>
          </table:table-cell>
          <table:table-cell table:style-name="Table1.D2" office:value-type="string">
            <text:p text:style-name="P37"/>
            <text:p text:style-name="P42">EB03</text:p>
          </table:table-cell>
          <table:table-cell table:style-name="Table1.D2" office:value-type="string">
            <text:p text:style-name="P42"/>
            <text:p text:style-name="P42">(IP) = FFD3</text:p>
          </table:table-cell>
          <table:table-cell table:style-name="Table1.E2" office:value-type="string">
            <text:p text:style-name="P42"/>
            <text:p text:style-name="P42">(IP) = FFD8</text:p>
          </table:table-cell>
        </table:table-row>
        <table:table-row table:style-name="Table1.3">
          <table:table-cell table:style-name="Table1.D2" office:value-type="string">
            <text:p text:style-name="P32"/>
            <text:p text:style-name="P42">FFD8</text:p>
          </table:table-cell>
          <table:table-cell table:style-name="Table1.D2" office:value-type="string">
            <text:p text:style-name="P32"/>
            <text:p text:style-name="P42">ret</text:p>
          </table:table-cell>
          <table:table-cell table:style-name="Table1.D2" office:value-type="string">
            <text:p text:style-name="P37"/>
            <text:p text:style-name="P42">C3</text:p>
          </table:table-cell>
          <table:table-cell table:style-name="Table1.D2" office:value-type="string">
            <text:p text:style-name="P42">(IP) = FFD8</text:p>
            <text:p text:style-name="P42">(SP) = 0016</text:p>
            <text:p text:style-name="P42">(STACK + 0) = 19F5</text:p>
          </table:table-cell>
          <table:table-cell table:style-name="Table1.E2" office:value-type="string">
            <text:p text:style-name="P42">(IP) = 19F5</text:p>
            <text:p text:style-name="P42">(SP) = 0018</text:p>
            <text:p text:style-name="P42">Стек пуст</text:p>
          </table:table-cell>
        </table:table-row>
      </table:table>
      <text:p text:style-name="P29"/>
      <text:p text:style-name="P22">Выводы</text:p>
      <text:p text:style-name="P20"><text:tab/><text:span text:style-name="T4">В процессе выполнения лабораторной работы были получены навыки работы </text:span><text:span text:style-name="T5">с различными режимами адресации и формированием исполнительного адреса на языке ассемблера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0-15T01:43:01.427401738</dc:date>
    <meta:editing-duration>PT1H43M57S</meta:editing-duration>
    <meta:editing-cycles>15</meta:editing-cycles>
    <meta:generator>LibreOffice/6.4.6.2$Linux_X86_64 LibreOffice_project/40$Build-2</meta:generator>
    <meta:document-statistic meta:table-count="2" meta:image-count="0" meta:object-count="0" meta:page-count="15" meta:paragraph-count="475" meta:word-count="1680" meta:character-count="8914" meta:non-whitespace-character-count="7464"/>
  </office:meta>
</office:document-meta>
</file>